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13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37cm"/>
    </style:style>
    <style:style style:name="co4" style:family="table-column">
      <style:table-column-properties fo:break-before="auto" style:column-width="2.131cm"/>
    </style:style>
    <style:style style:name="co5" style:family="table-column">
      <style:table-column-properties fo:break-before="auto" style:column-width="0.474cm"/>
    </style:style>
    <style:style style:name="co6" style:family="table-column">
      <style:table-column-properties fo:break-before="auto" style:column-width="3.404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2.004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4"/>
    <style:style style:name="ce2" style:family="table-cell" style:parent-style-name="Pivot_20_Table_20_Field" style:data-style-name="N100">
      <style:table-cell-properties fo:border-bottom="0.99pt solid #000000" fo:background-color="#cccccc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ackground-color="#cccccc" fo:border-left="2.01pt solid #000000" fo:border-right="0.99pt solid #000000" fo:border-top="none"/>
    </style:style>
    <style:style style:name="ce6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7" style:family="table-cell" style:parent-style-name="Default">
      <style:table-cell-properties fo:border-bottom="none" fo:background-color="#eeeeee" fo:border-left="0.74pt solid #000000" fo:border-right="none" fo:border-top="0.74pt solid #000000"/>
    </style:style>
    <style:style style:name="ce8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10" style:family="table-cell" style:parent-style-name="Pivot_20_Table_20_Category" style:data-style-name="N0">
      <style:table-cell-properties fo:background-color="#cccccc" fo:border="0.74pt solid #000000"/>
    </style:style>
    <style:style style:name="ce11" style:family="table-cell" style:parent-style-name="Pivot_20_Table_20_Value" style:data-style-name="N2">
      <style:table-cell-properties fo:border-bottom="none" fo:background-color="#eeeeee" fo:border-left="0.99pt solid #000000" fo:border-right="none" fo:border-top="0.99pt solid #000000"/>
    </style:style>
    <style:style style:name="ce12" style:family="table-cell" style:parent-style-name="Pivot_20_Table_20_Value" style:data-style-name="N2">
      <style:table-cell-properties fo:border-bottom="none" fo:background-color="#eeeeee" fo:border-left="0.99pt solid #000000" fo:border-right="none" fo:border-top="none"/>
    </style:style>
    <style:style style:name="ce13" style:family="table-cell" style:parent-style-name="Pivot_20_Table_20_Value" style:data-style-name="N2">
      <style:table-cell-properties fo:border-bottom="2.01pt solid #000000" fo:background-color="#eeeeee" fo:border-left="0.99pt solid #000000" fo:border-right="none" fo:border-top="none"/>
    </style:style>
    <style:style style:name="ce14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15" style:family="table-cell" style:parent-style-name="Default">
      <style:table-cell-properties fo:border-bottom="none" fo:background-color="#eeeeee" fo:border-left="none" fo:border-right="none" fo:border-top="0.74pt solid #000000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end" fo:margin-left="0cm"/>
    </style:style>
    <style:style style:name="ce19" style:family="table-cell" style:parent-style-name="Pivot_20_Table_20_Value" style:data-style-name="N2">
      <style:table-cell-properties fo:border-bottom="none" fo:background-color="#eeeeee" fo:border-left="none" fo:border-right="none" fo:border-top="0.99pt solid #000000"/>
    </style:style>
    <style:style style:name="ce20" style:family="table-cell" style:parent-style-name="Pivot_20_Table_20_Value" style:data-style-name="N2">
      <style:table-cell-properties fo:background-color="#eeeeee"/>
    </style:style>
    <style:style style:name="ce21" style:family="table-cell" style:parent-style-name="Pivot_20_Table_20_Value" style:data-style-name="N2">
      <style:table-cell-properties fo:border-bottom="2.01pt solid #000000" fo:background-color="#eeeeee" fo:border-left="none" fo:border-right="none" fo:border-top="none"/>
    </style:style>
    <style:style style:name="ce22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23" style:family="table-cell" style:parent-style-name="Default" style:data-style-name="N2">
      <style:table-cell-properties fo:border-bottom="none" fo:background-color="#eeeeee" fo:border-left="none" fo:border-right="0.74pt solid #000000" fo:border-top="0.74pt solid #000000"/>
    </style:style>
    <style:style style:name="ce24" style:family="table-cell" style:parent-style-name="Default" style:data-style-name="N2">
      <style:table-cell-properties fo:border-bottom="none" fo:background-color="#eeeeee" fo:border-left="none" fo:border-right="0.74pt solid #000000" fo:border-top="none"/>
    </style:style>
    <style:style style:name="ce25" style:family="table-cell" style:parent-style-name="Default" style:data-style-name="N2">
      <style:table-cell-properties fo:border-bottom="0.74pt solid #000000" fo:background-color="#eeeeee" fo:border-left="none" fo:border-right="0.74pt solid #000000" fo:border-top="none"/>
    </style:style>
    <style:style style:name="ce26" style:family="table-cell" style:parent-style-name="Pivot_20_Table_20_Value" style:data-style-name="N2">
      <style:table-cell-properties fo:border-bottom="none" fo:background-color="#eeeeee" fo:border-left="none" fo:border-right="2.01pt solid #000000" fo:border-top="0.99pt solid #000000"/>
    </style:style>
    <style:style style:name="ce27" style:family="table-cell" style:parent-style-name="Pivot_20_Table_20_Value" style:data-style-name="N2">
      <style:table-cell-properties fo:border-bottom="none" fo:background-color="#eeeeee" fo:border-left="none" fo:border-right="2.01pt solid #000000" fo:border-top="none"/>
    </style:style>
    <style:style style:name="ce28" style:family="table-cell" style:parent-style-name="Pivot_20_Table_20_Value" style:data-style-name="N2">
      <style:table-cell-properties fo:border-bottom="2.01pt solid #000000" fo:background-color="#eeeeee" fo:border-left="none" fo:border-right="2.01pt solid #000000" fo:border-top="none"/>
    </style:style>
    <style:style style:name="ce29" style:family="table-cell" style:parent-style-name="Pivot_20_Table_20_Value" style:data-style-name="N2">
      <style:table-cell-properties fo:border-bottom="none" fo:background-color="#eeeeee" style:text-align-source="fix" style:repeat-content="false" fo:border-left="none" fo:border-right="none" fo:border-top="0.99pt solid #000000"/>
      <style:paragraph-properties fo:text-align="center" fo:margin-left="0cm"/>
    </style:style>
    <style:style style:name="ce30" style:family="table-cell" style:parent-style-name="Pivot_20_Table_20_Value" style:data-style-name="N2">
      <style:table-cell-properties fo:background-color="#eeeeee" style:text-align-source="fix" style:repeat-content="false"/>
      <style:paragraph-properties fo:text-align="center" fo:margin-left="0cm"/>
    </style:style>
    <style:style style:name="ce31" style:family="table-cell" style:parent-style-name="Pivot_20_Table_20_Value" style:data-style-name="N2">
      <style:table-cell-properties fo:border-bottom="2.01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F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ce1"/>
        <table:table-row table:style-name="ro1">
          <table:table-cell table:number-columns-repeated="12"/>
          <table:table-cell office:value-type="string" calcext:value-type="string">
            <text:p>Medias</text:p>
          </table:table-cell>
        </table:table-row>
        <table:table-row table:style-name="ro1" table:visibility="filter">
          <table:table-cell office:value-type="string" calcext:value-type="string">
            <text:p>Alg_2_14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0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0.98" calcext:value-type="float">
            <text:p>260,9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1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1.57" calcext:value-type="float">
            <text:p>261,5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4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4.77" calcext:value-type="float">
            <text:p>264,7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4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4.41" calcext:value-type="float">
            <text:p>264,4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1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1.46" calcext:value-type="float">
            <text:p>261,4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1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1.85" calcext:value-type="float">
            <text:p>261,8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0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0.47" calcext:value-type="float">
            <text:p>260,4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2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2.4" calcext:value-type="float">
            <text:p>262,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3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3.96" calcext:value-type="float">
            <text:p>263,9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2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2.55" calcext:value-type="float">
            <text:p>272,5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4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4.92" calcext:value-type="float">
            <text:p>274,9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4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7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7.83" calcext:value-type="float">
            <text:p>277,8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2:.J35])" office:value-type="float" office:value="265.5975" calcext:value-type="float">
            <text:p>265,6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4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4.35" calcext:value-type="float">
            <text:p>274,3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5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5.61" calcext:value-type="float">
            <text:p>275,6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6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6.48" calcext:value-type="float">
            <text:p>276,4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3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3.02" calcext:value-type="float">
            <text:p>273,0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4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4.36" calcext:value-type="float">
            <text:p>274,3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6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6.1" calcext:value-type="float">
            <text:p>276,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6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6.63" calcext:value-type="float">
            <text:p>276,6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5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5.4" calcext:value-type="float">
            <text:p>275,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3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3.81" calcext:value-type="float">
            <text:p>263,8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0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0.24" calcext:value-type="float">
            <text:p>260,2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9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9.52" calcext:value-type="float">
            <text:p>269,5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4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3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3.02" calcext:value-type="float">
            <text:p>263,0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38:.J71])" office:value-type="float" office:value="271.545" calcext:value-type="float">
            <text:p>271,55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1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1.53" calcext:value-type="float">
            <text:p>271,5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0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0.62" calcext:value-type="float">
            <text:p>270,6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8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8.97" calcext:value-type="float">
            <text:p>268,9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9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9.68" calcext:value-type="float">
            <text:p>269,6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7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7.28" calcext:value-type="float">
            <text:p>267,2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4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4.21" calcext:value-type="float">
            <text:p>264,2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0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0.93" calcext:value-type="float">
            <text:p>270,9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6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6.78" calcext:value-type="float">
            <text:p>276,7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7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7.71" calcext:value-type="float">
            <text:p>277,7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8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8.33" calcext:value-type="float">
            <text:p>278,3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7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7.56" calcext:value-type="float">
            <text:p>277,5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4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8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8.4" calcext:value-type="float">
            <text:p>278,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74:.J107])" office:value-type="float" office:value="272.666666666667" calcext:value-type="float">
            <text:p>272,67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5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5.82" calcext:value-type="float">
            <text:p>285,8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2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2.15" calcext:value-type="float">
            <text:p>282,1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1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1.21" calcext:value-type="float">
            <text:p>281,2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0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0.62" calcext:value-type="float">
            <text:p>280,6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2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2.89" calcext:value-type="float">
            <text:p>282,8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2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2.18" calcext:value-type="float">
            <text:p>272,1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8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8.84" calcext:value-type="float">
            <text:p>268,8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9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9.15" calcext:value-type="float">
            <text:p>269,1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0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0.75" calcext:value-type="float">
            <text:p>270,7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5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5.4" calcext:value-type="float">
            <text:p>275,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7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7.34" calcext:value-type="float">
            <text:p>267,3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4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7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7.96" calcext:value-type="float">
            <text:p>267,9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110:.J143])" office:value-type="float" office:value="275.359166666667" calcext:value-type="float">
            <text:p>275,3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77" calcext:value-type="float">
            <text:p>244,7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5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5.14" calcext:value-type="float">
            <text:p>245,1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3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3.18" calcext:value-type="float">
            <text:p>243,1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.91" calcext:value-type="float">
            <text:p>241,9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2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2.53" calcext:value-type="float">
            <text:p>252,5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8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8.73" calcext:value-type="float">
            <text:p>258,7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8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8.71" calcext:value-type="float">
            <text:p>258,7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8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8.03" calcext:value-type="float">
            <text:p>258,0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6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6.25" calcext:value-type="float">
            <text:p>256,2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7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7.93" calcext:value-type="float">
            <text:p>257,9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8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8.9" calcext:value-type="float">
            <text:p>258,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6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6.35" calcext:value-type="float">
            <text:p>266,3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146:.J179])" office:value-type="float" office:value="253.535833333333" calcext:value-type="float">
            <text:p>253,54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9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9.05" calcext:value-type="float">
            <text:p>259,0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8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8.91" calcext:value-type="float">
            <text:p>258,9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4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4.33" calcext:value-type="float">
            <text:p>264,3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9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9.73" calcext:value-type="float">
            <text:p>259,7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3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3.9" calcext:value-type="float">
            <text:p>243,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3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3.93" calcext:value-type="float">
            <text:p>243,9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.88" calcext:value-type="float">
            <text:p>241,8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3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3.53" calcext:value-type="float">
            <text:p>243,5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06" calcext:value-type="float">
            <text:p>244,0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2" calcext:value-type="float">
            <text:p>244,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3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3.65" calcext:value-type="float">
            <text:p>243,6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3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3.07" calcext:value-type="float">
            <text:p>243,0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182:.J215])" office:value-type="float" office:value="249.186666666667" calcext:value-type="float">
            <text:p>249,1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19" calcext:value-type="float">
            <text:p>244,1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5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5.02" calcext:value-type="float">
            <text:p>245,0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3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3.68" calcext:value-type="float">
            <text:p>243,6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0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0.68" calcext:value-type="float">
            <text:p>250,6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1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1.38" calcext:value-type="float">
            <text:p>261,3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3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3.15" calcext:value-type="float">
            <text:p>263,1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9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9.65" calcext:value-type="float">
            <text:p>259,6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7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7.7" calcext:value-type="float">
            <text:p>257,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8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8.21" calcext:value-type="float">
            <text:p>268,2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2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2.68" calcext:value-type="float">
            <text:p>262,6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8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8.49" calcext:value-type="float">
            <text:p>268,4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9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9.85" calcext:value-type="float">
            <text:p>259,8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218:.J251])" office:value-type="float" office:value="257.056666666667" calcext:value-type="float">
            <text:p>257,0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3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3.32" calcext:value-type="float">
            <text:p>273,3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8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8.23" calcext:value-type="float">
            <text:p>268,2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5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5.85" calcext:value-type="float">
            <text:p>265,8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1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1.02" calcext:value-type="float">
            <text:p>251,0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0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0.56" calcext:value-type="float">
            <text:p>250,5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8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8.77" calcext:value-type="float">
            <text:p>248,7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8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8.54" calcext:value-type="float">
            <text:p>248,5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8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8.46" calcext:value-type="float">
            <text:p>248,4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8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8.02" calcext:value-type="float">
            <text:p>248,0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7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7.17" calcext:value-type="float">
            <text:p>247,1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8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8.42" calcext:value-type="float">
            <text:p>248,4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7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7.51" calcext:value-type="float">
            <text:p>247,5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254:.J287])" office:value-type="float" office:value="253.8225" calcext:value-type="float">
            <text:p>253,82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2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2.39" calcext:value-type="float">
            <text:p>222,3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2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2.21" calcext:value-type="float">
            <text:p>222,2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1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1.12" calcext:value-type="float">
            <text:p>231,1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8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8.68" calcext:value-type="float">
            <text:p>238,6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7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7.44" calcext:value-type="float">
            <text:p>237,4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6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6.52" calcext:value-type="float">
            <text:p>236,5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8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8.43" calcext:value-type="float">
            <text:p>238,4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7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7.04" calcext:value-type="float">
            <text:p>237,0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6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6.67" calcext:value-type="float">
            <text:p>236,6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7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7.35" calcext:value-type="float">
            <text:p>237,3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6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6.5" calcext:value-type="float">
            <text:p>236,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96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8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8.68" calcext:value-type="float">
            <text:p>238,6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290:.J323])" office:value-type="float" office:value="234.419166666667" calcext:value-type="float">
            <text:p>234,42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9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9.59" calcext:value-type="float">
            <text:p>239,5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6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6.47" calcext:value-type="float">
            <text:p>236,4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3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3.96" calcext:value-type="float">
            <text:p>233,9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.59" calcext:value-type="float">
            <text:p>223,5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2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2.05" calcext:value-type="float">
            <text:p>222,0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.37" calcext:value-type="float">
            <text:p>223,3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4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4.04" calcext:value-type="float">
            <text:p>224,0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2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2.47" calcext:value-type="float">
            <text:p>222,4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2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2.67" calcext:value-type="float">
            <text:p>222,6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2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2.25" calcext:value-type="float">
            <text:p>222,2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2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2.42" calcext:value-type="float">
            <text:p>222,4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96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.57" calcext:value-type="float">
            <text:p>223,5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326:.J359])" office:value-type="float" office:value="226.370833333333" calcext:value-type="float">
            <text:p>226,37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.27" calcext:value-type="float">
            <text:p>223,2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2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2.75" calcext:value-type="float">
            <text:p>222,7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.32" calcext:value-type="float">
            <text:p>223,3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7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7.96" calcext:value-type="float">
            <text:p>227,9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6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6.21" calcext:value-type="float">
            <text:p>236,2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7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7.83" calcext:value-type="float">
            <text:p>237,8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8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8.04" calcext:value-type="float">
            <text:p>238,0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7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7.34" calcext:value-type="float">
            <text:p>237,3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8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8.58" calcext:value-type="float">
            <text:p>238,5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9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9.33" calcext:value-type="float">
            <text:p>239,3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7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7.89" calcext:value-type="float">
            <text:p>237,8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96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8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8.91" calcext:value-type="float">
            <text:p>238,9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362:.J395])" office:value-type="float" office:value="233.4525" calcext:value-type="float">
            <text:p>233,45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.17" calcext:value-type="float">
            <text:p>242,1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.46" calcext:value-type="float">
            <text:p>242,4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8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8.47" calcext:value-type="float">
            <text:p>238,4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7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7.31" calcext:value-type="float">
            <text:p>237,3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6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6.37" calcext:value-type="float">
            <text:p>226,3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7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7.21" calcext:value-type="float">
            <text:p>227,2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6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6.28" calcext:value-type="float">
            <text:p>226,2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6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6.89" calcext:value-type="float">
            <text:p>226,8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6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6.2" calcext:value-type="float">
            <text:p>226,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6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6.4" calcext:value-type="float">
            <text:p>226,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7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7.47" calcext:value-type="float">
            <text:p>227,4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96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5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5.73" calcext:value-type="float">
            <text:p>225,7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398:.J431])" office:value-type="float" office:value="231.08" calcext:value-type="float">
            <text:p>231,08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2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2.64" calcext:value-type="float">
            <text:p>202,6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3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3.2" calcext:value-type="float">
            <text:p>203,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2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2.8" calcext:value-type="float">
            <text:p>202,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2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2.76" calcext:value-type="float">
            <text:p>202,7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3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3.58" calcext:value-type="float">
            <text:p>203,5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7" calcext:value-type="float">
            <text:p>214,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6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6.38" calcext:value-type="float">
            <text:p>216,3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7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7.94" calcext:value-type="float">
            <text:p>217,9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6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6.54" calcext:value-type="float">
            <text:p>216,5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6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6.15" calcext:value-type="float">
            <text:p>216,1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7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7.7" calcext:value-type="float">
            <text:p>217,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7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7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7.68" calcext:value-type="float">
            <text:p>217,6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434:.J467])" office:value-type="float" office:value="211.005833333333" calcext:value-type="float">
            <text:p>211,0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6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6.12" calcext:value-type="float">
            <text:p>216,1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5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5.57" calcext:value-type="float">
            <text:p>215,5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7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7.62" calcext:value-type="float">
            <text:p>217,6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7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7.38" calcext:value-type="float">
            <text:p>217,3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8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8.09" calcext:value-type="float">
            <text:p>218,0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7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7.28" calcext:value-type="float">
            <text:p>217,2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2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2.2" calcext:value-type="float">
            <text:p>212,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4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4.03" calcext:value-type="float">
            <text:p>204,0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3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3.76" calcext:value-type="float">
            <text:p>203,7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2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2.35" calcext:value-type="float">
            <text:p>202,3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4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4.7" calcext:value-type="float">
            <text:p>204,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7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3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3.35" calcext:value-type="float">
            <text:p>203,3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470:.J503])" office:value-type="float" office:value="211.0375" calcext:value-type="float">
            <text:p>211,04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4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4.34" calcext:value-type="float">
            <text:p>204,3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4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4.26" calcext:value-type="float">
            <text:p>204,2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3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3.2" calcext:value-type="float">
            <text:p>203,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3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3.09" calcext:value-type="float">
            <text:p>203,0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3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3.7" calcext:value-type="float">
            <text:p>203,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5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5.26" calcext:value-type="float">
            <text:p>205,2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3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3.76" calcext:value-type="float">
            <text:p>203,7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4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4.59" calcext:value-type="float">
            <text:p>204,5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8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8.63" calcext:value-type="float">
            <text:p>208,6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6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6.87" calcext:value-type="float">
            <text:p>216,8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5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5.8" calcext:value-type="float">
            <text:p>215,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7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7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7.73" calcext:value-type="float">
            <text:p>217,7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506:.J539])" office:value-type="float" office:value="207.6025" calcext:value-type="float">
            <text:p>207,6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31" calcext:value-type="float">
            <text:p>219,3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8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8.62" calcext:value-type="float">
            <text:p>218,6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43" calcext:value-type="float">
            <text:p>219,4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46" calcext:value-type="float">
            <text:p>220,4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02" calcext:value-type="float">
            <text:p>220,0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8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8.69" calcext:value-type="float">
            <text:p>218,6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59" calcext:value-type="float">
            <text:p>220,5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87" calcext:value-type="float">
            <text:p>219,8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8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8.12" calcext:value-type="float">
            <text:p>218,1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8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8.76" calcext:value-type="float">
            <text:p>218,7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6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6.77" calcext:value-type="float">
            <text:p>206,7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7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5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5.91" calcext:value-type="float">
            <text:p>205,9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542:.J575])" office:value-type="float" office:value="217.2125" calcext:value-type="float">
            <text:p>217,2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5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5.78" calcext:value-type="float">
            <text:p>185,7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3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3.57" calcext:value-type="float">
            <text:p>183,5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3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3.5" calcext:value-type="float">
            <text:p>183,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36" calcext:value-type="float">
            <text:p>184,3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3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3.8" calcext:value-type="float">
            <text:p>183,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63" calcext:value-type="float">
            <text:p>184,6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12" calcext:value-type="float">
            <text:p>184,1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29" calcext:value-type="float">
            <text:p>184,2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26" calcext:value-type="float">
            <text:p>184,2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3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3.9" calcext:value-type="float">
            <text:p>183,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93" calcext:value-type="float">
            <text:p>184,9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48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3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3.7" calcext:value-type="float">
            <text:p>183,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578:.J611])" office:value-type="float" office:value="184.236666666667" calcext:value-type="float">
            <text:p>184,24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5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5.06" calcext:value-type="float">
            <text:p>185,0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2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2.12" calcext:value-type="float">
            <text:p>192,1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94" calcext:value-type="float">
            <text:p>196,9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79" calcext:value-type="float">
            <text:p>197,7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63" calcext:value-type="float">
            <text:p>197,6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14" calcext:value-type="float">
            <text:p>197,1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01" calcext:value-type="float">
            <text:p>197,0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71" calcext:value-type="float">
            <text:p>196,7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2" calcext:value-type="float">
            <text:p>197,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82" calcext:value-type="float">
            <text:p>197,8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5" calcext:value-type="float">
            <text:p>195,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48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98" calcext:value-type="float">
            <text:p>197,9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614:.J647])" office:value-type="float" office:value="195.741666666667" calcext:value-type="float">
            <text:p>195,74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69" calcext:value-type="float">
            <text:p>196,6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16" calcext:value-type="float">
            <text:p>196,1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33" calcext:value-type="float">
            <text:p>196,3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95" calcext:value-type="float">
            <text:p>196,9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83" calcext:value-type="float">
            <text:p>184,8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5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5.44" calcext:value-type="float">
            <text:p>185,4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5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5.41" calcext:value-type="float">
            <text:p>185,4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5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5.68" calcext:value-type="float">
            <text:p>185,6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3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3.02" calcext:value-type="float">
            <text:p>183,0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3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3.47" calcext:value-type="float">
            <text:p>183,4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3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3.35" calcext:value-type="float">
            <text:p>183,3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48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5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5.24" calcext:value-type="float">
            <text:p>185,2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650:.J683])" office:value-type="float" office:value="188.5475" calcext:value-type="float">
            <text:p>188,55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79" calcext:value-type="float">
            <text:p>184,7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69" calcext:value-type="float">
            <text:p>184,6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61" calcext:value-type="float">
            <text:p>184,6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96" calcext:value-type="float">
            <text:p>184,9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4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4.16" calcext:value-type="float">
            <text:p>184,1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5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5.36" calcext:value-type="float">
            <text:p>185,3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5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5.27" calcext:value-type="float">
            <text:p>185,2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9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9.36" calcext:value-type="float">
            <text:p>189,3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9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9.81" calcext:value-type="float">
            <text:p>199,8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8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8.76" calcext:value-type="float">
            <text:p>198,7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68" calcext:value-type="float">
            <text:p>197,6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48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21" calcext:value-type="float">
            <text:p>197,2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686:.J719])" office:value-type="float" office:value="189.721666666667" calcext:value-type="float">
            <text:p>189,72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6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6.65" calcext:value-type="float">
            <text:p>176,6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5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5.88" calcext:value-type="float">
            <text:p>175,8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54" calcext:value-type="float">
            <text:p>177,5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61" calcext:value-type="float">
            <text:p>177,6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6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6.94" calcext:value-type="float">
            <text:p>176,9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25" calcext:value-type="float">
            <text:p>177,2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29" calcext:value-type="float">
            <text:p>177,2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5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5.66" calcext:value-type="float">
            <text:p>175,6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6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6.58" calcext:value-type="float">
            <text:p>176,5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32" calcext:value-type="float">
            <text:p>177,3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17" calcext:value-type="float">
            <text:p>177,1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2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8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8.72" calcext:value-type="float">
            <text:p>168,7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722:.J755])" office:value-type="float" office:value="176.2175" calcext:value-type="float">
            <text:p>176,22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89" calcext:value-type="float">
            <text:p>163,8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4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4.04" calcext:value-type="float">
            <text:p>164,0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32" calcext:value-type="float">
            <text:p>163,3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07" calcext:value-type="float">
            <text:p>163,0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22" calcext:value-type="float">
            <text:p>162,2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48" calcext:value-type="float">
            <text:p>162,4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06" calcext:value-type="float">
            <text:p>162,0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4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4.39" calcext:value-type="float">
            <text:p>164,3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76" calcext:value-type="float">
            <text:p>162,7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41" calcext:value-type="float">
            <text:p>162,4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83" calcext:value-type="float">
            <text:p>162,8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2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08" calcext:value-type="float">
            <text:p>162,0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758:.J791])" office:value-type="float" office:value="162.9625" calcext:value-type="float">
            <text:p>162,9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82" calcext:value-type="float">
            <text:p>162,8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99" calcext:value-type="float">
            <text:p>162,9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58" calcext:value-type="float">
            <text:p>163,5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.7" calcext:value-type="float">
            <text:p>162,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1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1.92" calcext:value-type="float">
            <text:p>161,9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4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4.11" calcext:value-type="float">
            <text:p>174,1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2" calcext:value-type="float">
            <text:p>177,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6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6.64" calcext:value-type="float">
            <text:p>176,6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6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6.87" calcext:value-type="float">
            <text:p>176,8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6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6.76" calcext:value-type="float">
            <text:p>176,7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5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5.82" calcext:value-type="float">
            <text:p>175,8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2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45" calcext:value-type="float">
            <text:p>177,4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794:.J827])" office:value-type="float" office:value="170.738333333333" calcext:value-type="float">
            <text:p>170,74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5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5.83" calcext:value-type="float">
            <text:p>175,8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5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5.66" calcext:value-type="float">
            <text:p>175,6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6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6.4" calcext:value-type="float">
            <text:p>176,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6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6.66" calcext:value-type="float">
            <text:p>176,6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5" calcext:value-type="float">
            <text:p>177,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8" calcext:value-type="float">
            <text:p>177,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69" calcext:value-type="float">
            <text:p>177,6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69" calcext:value-type="float">
            <text:p>177,6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6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6.56" calcext:value-type="float">
            <text:p>176,5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.2" calcext:value-type="float">
            <text:p>170,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27" calcext:value-type="float">
            <text:p>163,2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2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95" calcext:value-type="float">
            <text:p>163,9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830:.J863])" office:value-type="float" office:value="174.100833333333" calcext:value-type="float">
            <text:p>174,1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1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1.69" calcext:value-type="float">
            <text:p>151,6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.52" calcext:value-type="float">
            <text:p>153,5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1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1.82" calcext:value-type="float">
            <text:p>151,8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2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2.69" calcext:value-type="float">
            <text:p>152,6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2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2.74" calcext:value-type="float">
            <text:p>152,7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97" calcext:value-type="float">
            <text:p>150,9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2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2.57" calcext:value-type="float">
            <text:p>152,5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.24" calcext:value-type="float">
            <text:p>153,2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.64" calcext:value-type="float">
            <text:p>153,6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2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2.22" calcext:value-type="float">
            <text:p>152,2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.1" calcext:value-type="float">
            <text:p>153,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.04" calcext:value-type="float">
            <text:p>153,0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866:.J899])" office:value-type="float" office:value="152.603333333333" calcext:value-type="float">
            <text:p>152,6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.36" calcext:value-type="float">
            <text:p>153,3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2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2.29" calcext:value-type="float">
            <text:p>152,2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.51" calcext:value-type="float">
            <text:p>153,5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.44" calcext:value-type="float">
            <text:p>153,4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5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5.27" calcext:value-type="float">
            <text:p>165,2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.76" calcext:value-type="float">
            <text:p>167,7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21" calcext:value-type="float">
            <text:p>166,2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86" calcext:value-type="float">
            <text:p>166,8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5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5.74" calcext:value-type="float">
            <text:p>165,7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5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5.73" calcext:value-type="float">
            <text:p>165,7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4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4.53" calcext:value-type="float">
            <text:p>164,5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5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5.45" calcext:value-type="float">
            <text:p>165,4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902:.J935])" office:value-type="float" office:value="161.679166666667" calcext:value-type="float">
            <text:p>161,68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17" calcext:value-type="float">
            <text:p>166,1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5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5.82" calcext:value-type="float">
            <text:p>165,8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68" calcext:value-type="float">
            <text:p>166,6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5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5.81" calcext:value-type="float">
            <text:p>165,8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24" calcext:value-type="float">
            <text:p>166,2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22" calcext:value-type="float">
            <text:p>166,2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5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5.75" calcext:value-type="float">
            <text:p>165,7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76" calcext:value-type="float">
            <text:p>166,7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4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4.76" calcext:value-type="float">
            <text:p>164,7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7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7.69" calcext:value-type="float">
            <text:p>157,6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2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2.46" calcext:value-type="float">
            <text:p>152,4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2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2.54" calcext:value-type="float">
            <text:p>152,5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938:.J971])" office:value-type="float" office:value="163.075" calcext:value-type="float">
            <text:p>163,08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1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1.69" calcext:value-type="float">
            <text:p>151,6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.42" calcext:value-type="float">
            <text:p>153,4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2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2.7" calcext:value-type="float">
            <text:p>152,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1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1.17" calcext:value-type="float">
            <text:p>151,1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1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1.57" calcext:value-type="float">
            <text:p>151,5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2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2.64" calcext:value-type="float">
            <text:p>152,6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2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2.82" calcext:value-type="float">
            <text:p>152,8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2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2.71" calcext:value-type="float">
            <text:p>152,7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2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2.4" calcext:value-type="float">
            <text:p>152,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2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2.35" calcext:value-type="float">
            <text:p>152,3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2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2.31" calcext:value-type="float">
            <text:p>152,3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1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1.84" calcext:value-type="float">
            <text:p>151,8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974:.J1007])" office:value-type="float" office:value="152.301666666667" calcext:value-type="float">
            <text:p>152,3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87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87.07" calcext:value-type="float">
            <text:p>2887,0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97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97.71" calcext:value-type="float">
            <text:p>2797,7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77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77.47" calcext:value-type="float">
            <text:p>2877,4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27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27.23" calcext:value-type="float">
            <text:p>2827,2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80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80.49" calcext:value-type="float">
            <text:p>2880,4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37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37.1" calcext:value-type="float">
            <text:p>2837,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57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57.37" calcext:value-type="float">
            <text:p>2857,3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39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39.67" calcext:value-type="float">
            <text:p>2839,6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49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49.41" calcext:value-type="float">
            <text:p>2849,4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61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61.4" calcext:value-type="float">
            <text:p>2861,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36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36.77" calcext:value-type="float">
            <text:p>2836,7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4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852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852.67" calcext:value-type="float">
            <text:p>2852,6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1010:.J1043])" office:value-type="float" office:value="2850.36333333333" calcext:value-type="float">
            <text:p>2.850,3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6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6.44" calcext:value-type="float">
            <text:p>1966,4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54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54.35" calcext:value-type="float">
            <text:p>2054,3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20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20.13" calcext:value-type="float">
            <text:p>2020,1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9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9.29" calcext:value-type="float">
            <text:p>1969,2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63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63.23" calcext:value-type="float">
            <text:p>2063,2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19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19.02" calcext:value-type="float">
            <text:p>2019,0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5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5.07" calcext:value-type="float">
            <text:p>1975,0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74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74.46" calcext:value-type="float">
            <text:p>2074,4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19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19.41" calcext:value-type="float">
            <text:p>2019,4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85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85.95" calcext:value-type="float">
            <text:p>1985,9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75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75.66" calcext:value-type="float">
            <text:p>2075,6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19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19.61" calcext:value-type="float">
            <text:p>2019,6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1046:.J1079])" office:value-type="float" office:value="2020.21833333333" calcext:value-type="float">
            <text:p>2.020,22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13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13.49" calcext:value-type="float">
            <text:p>1313,4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1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1.71" calcext:value-type="float">
            <text:p>1381,7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1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1.48" calcext:value-type="float">
            <text:p>1391,4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49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49.32" calcext:value-type="float">
            <text:p>1349,3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18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18.51" calcext:value-type="float">
            <text:p>1318,5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56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56.54" calcext:value-type="float">
            <text:p>1356,5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5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5.34" calcext:value-type="float">
            <text:p>1395,3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64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64.9" calcext:value-type="float">
            <text:p>1364,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18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18.72" calcext:value-type="float">
            <text:p>1318,7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29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29.1" calcext:value-type="float">
            <text:p>1329,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03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03.93" calcext:value-type="float">
            <text:p>1403,9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96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99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99.32" calcext:value-type="float">
            <text:p>1399,3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1082:.J1115])" office:value-type="float" office:value="1360.19666666667" calcext:value-type="float">
            <text:p>1.360,2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2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2.8" calcext:value-type="float">
            <text:p>812,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1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1.28" calcext:value-type="float">
            <text:p>811,2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3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3.78" calcext:value-type="float">
            <text:p>813,7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29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29.07" calcext:value-type="float">
            <text:p>829,0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8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8.19" calcext:value-type="float">
            <text:p>868,1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6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6.71" calcext:value-type="float">
            <text:p>866,7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0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0.86" calcext:value-type="float">
            <text:p>870,8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20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20.06" calcext:value-type="float">
            <text:p>820,0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7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7.82" calcext:value-type="float">
            <text:p>817,8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14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14.36" calcext:value-type="float">
            <text:p>814,3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2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2.41" calcext:value-type="float">
            <text:p>832,41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7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5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5.72" calcext:value-type="float">
            <text:p>865,7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1118:.J1151])" office:value-type="float" office:value="835.255" calcext:value-type="float">
            <text:p>835,2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85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85.62" calcext:value-type="float">
            <text:p>485,6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85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85.83" calcext:value-type="float">
            <text:p>485,8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85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85.18" calcext:value-type="float">
            <text:p>485,1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80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80.8" calcext:value-type="float">
            <text:p>480,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53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53.44" calcext:value-type="float">
            <text:p>453,4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56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56.36" calcext:value-type="float">
            <text:p>456,3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58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58.82" calcext:value-type="float">
            <text:p>458,8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57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57.9" calcext:value-type="float">
            <text:p>457,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53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53.65" calcext:value-type="float">
            <text:p>453,6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55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55.72" calcext:value-type="float">
            <text:p>455,7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76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76.45" calcext:value-type="float">
            <text:p>476,4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48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82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82.28" calcext:value-type="float">
            <text:p>482,28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1154:.J1187])" office:value-type="float" office:value="469.3375" calcext:value-type="float">
            <text:p>469,34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9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9.4" calcext:value-type="float">
            <text:p>259,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5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5.47" calcext:value-type="float">
            <text:p>255,4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6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6.87" calcext:value-type="float">
            <text:p>256,8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5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5.36" calcext:value-type="float">
            <text:p>255,3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5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5.16" calcext:value-type="float">
            <text:p>255,1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5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5.65" calcext:value-type="float">
            <text:p>255,6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8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8.2" calcext:value-type="float">
            <text:p>258,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7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7.82" calcext:value-type="float">
            <text:p>257,8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9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9.3" calcext:value-type="float">
            <text:p>239,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.67" calcext:value-type="float">
            <text:p>242,6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.6" calcext:value-type="float">
            <text:p>242,6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2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9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9.87" calcext:value-type="float">
            <text:p>239,87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1190:.J1223])" office:value-type="float" office:value="251.530833333333" calcext:value-type="float">
            <text:p>251,5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6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6.3" calcext:value-type="float">
            <text:p>176,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4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4.34" calcext:value-type="float">
            <text:p>174,3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5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5.9" calcext:value-type="float">
            <text:p>175,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6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6.04" calcext:value-type="float">
            <text:p>176,0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9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9.93" calcext:value-type="float">
            <text:p>169,9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3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3.34" calcext:value-type="float">
            <text:p>173,34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3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3.43" calcext:value-type="float">
            <text:p>173,4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85" calcext:value-type="float">
            <text:p>172,85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12" calcext:value-type="float">
            <text:p>177,1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4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4.03" calcext:value-type="float">
            <text:p>174,03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7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7.02" calcext:value-type="float">
            <text:p>177,02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2_1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8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8.79" calcext:value-type="float">
            <text:p>188,79</text:p>
          </table:table-cell>
          <table:table-cell office:value-type="string" calcext:value-type="string">
            <text:p><text:s/>BatchSize</text:p>
          </table:table-cell>
          <table:table-cell office:value-type="float" office:value="2" calcext:value-type="float">
            <text:p>2</text:p>
          </table:table-cell>
          <table:table-cell table:formula="of:=AVERAGE([.J1226:.J1259])" office:value-type="float" office:value="175.7575" calcext:value-type="float">
            <text:p>175,76</text:p>
          </table:table-cell>
        </table:table-row>
        <table:table-row table:style-name="ro1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number-rows-repeated="104731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Graphics" table:style-name="ta1">
        <table:shapes>
          <draw:frame draw:z-index="0" draw:style-name="gr1" draw:text-style-name="P1" svg:width="15.999cm" svg:height="8.999cm" svg:x="27.194cm" svg:y="0.143cm">
            <draw:object draw:notify-on-update-of-ranges="Graphics.A1:Graphics.A1 Graphics.A2:Graphics.A8 Graphics.B1:Graphics.B1 Graphics.B2:Graphics.B8 Graphics.C1:Graphics.C1 Graphics.C2:Graphics.C8 Graphics.D1:Graphics.D1 Graphics.D2:Graphics.D8 Graphics.E1:Graphics.E1 Graphics.E2:Graphics.E8 Graphics.F1:Graphics.F1 Graphics.F2:Graphics.F8 Graphics.G1:Graphics.G1 Graphics.G2:Graphics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7.153cm" svg:y="10.103cm">
            <draw:object draw:notify-on-update-of-ranges="Graphics.E25:Graphics.E25 Graphics.E26:Graphics.E32 Graphics.H25:Graphics.H25 Graphics.H26:Graphics.H32 Graphics.I25:Graphics.I25 Graphics.I26:Graphics.I32 Graphics.J25:Graphics.J25 Graphics.J26:Graphics.J32 Graphics.K25:Graphics.K25 Graphics.K26:Graphics.K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7.131cm" svg:y="20.123cm">
            <draw:object draw:notify-on-update-of-ranges="Graphics.E49:Graphics.E49 Graphics.E50:Graphics.E56 Graphics.H49:Graphics.H49 Graphics.H50:Graphics.H56 Graphics.I49:Graphics.I49 Graphics.I50:Graphics.I56 Graphics.J49:Graphics.J49 Graphics.J50:Graphics.J56 Graphics.K49:Graphics.K49 Graphics.K50:Graphics.K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1" table:default-cell-style-name="ce8"/>
        <table:table-column table:style-name="co11" table:default-cell-style-name="ce16"/>
        <table:table-column table:style-name="co11" table:default-cell-style-name="ce24"/>
        <table:table-column table:style-name="co11" table:number-columns-repeated="8" table:default-cell-style-name="Default"/>
        <table:table-row table:style-name="ro1">
          <table:table-cell table:style-name="ce2" office:value-type="string" calcext:value-type="string">
            <text:p>Flocking Medias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143.348333333333" calcext:value-type="float">
            <text:p>143,35</text:p>
          </table:table-cell>
          <table:table-cell table:style-name="ce19" office:value-type="float" office:value="183.405833333333" calcext:value-type="float">
            <text:p>183,41</text:p>
          </table:table-cell>
          <table:table-cell table:style-name="ce19" office:value-type="float" office:value="152.3" calcext:value-type="float">
            <text:p>152,30</text:p>
          </table:table-cell>
          <table:table-cell table:style-name="ce19" office:value-type="float" office:value="163.08" calcext:value-type="float">
            <text:p>163,08</text:p>
          </table:table-cell>
          <table:table-cell table:style-name="ce19" office:value-type="float" office:value="161.68" calcext:value-type="float">
            <text:p>161,68</text:p>
          </table:table-cell>
          <table:table-cell table:style-name="ce26" office:value-type="float" office:value="152.6" calcext:value-type="float">
            <text:p>152,60</text:p>
          </table:table-cell>
          <table:table-cell table:number-columns-repeated="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218.356666666667" calcext:value-type="float">
            <text:p>218,36</text:p>
          </table:table-cell>
          <table:table-cell table:style-name="ce20" office:value-type="float" office:value="192.421666666667" calcext:value-type="float">
            <text:p>192,42</text:p>
          </table:table-cell>
          <table:table-cell table:style-name="ce20" office:value-type="float" office:value="174.1" calcext:value-type="float">
            <text:p>174,10</text:p>
          </table:table-cell>
          <table:table-cell table:style-name="ce20" office:value-type="float" office:value="170.74" calcext:value-type="float">
            <text:p>170,74</text:p>
          </table:table-cell>
          <table:table-cell table:style-name="ce20" office:value-type="float" office:value="162.96" calcext:value-type="float">
            <text:p>162,96</text:p>
          </table:table-cell>
          <table:table-cell table:style-name="ce27" office:value-type="float" office:value="176.22" calcext:value-type="float">
            <text:p>176,22</text:p>
          </table:table-cell>
          <table:table-cell table:number-columns-repeated="4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397.82" calcext:value-type="float">
            <text:p>397,82</text:p>
          </table:table-cell>
          <table:table-cell table:style-name="ce20" office:value-type="float" office:value="215.023333333333" calcext:value-type="float">
            <text:p>215,02</text:p>
          </table:table-cell>
          <table:table-cell table:style-name="ce20" office:value-type="float" office:value="189.72" calcext:value-type="float">
            <text:p>189,72</text:p>
          </table:table-cell>
          <table:table-cell table:style-name="ce20" office:value-type="float" office:value="188.55" calcext:value-type="float">
            <text:p>188,55</text:p>
          </table:table-cell>
          <table:table-cell table:style-name="ce20" office:value-type="float" office:value="195.74" calcext:value-type="float">
            <text:p>195,74</text:p>
          </table:table-cell>
          <table:table-cell table:style-name="ce27" office:value-type="float" office:value="184.24" calcext:value-type="float">
            <text:p>184,24</text:p>
          </table:table-cell>
          <table:table-cell table:number-columns-repeated="4"/>
        </table:table-row>
        <table:table-row table:style-name="ro1"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696.358333333333" calcext:value-type="float">
            <text:p>696,36</text:p>
          </table:table-cell>
          <table:table-cell table:style-name="ce20" office:value-type="float" office:value="251.514166666667" calcext:value-type="float">
            <text:p>251,51</text:p>
          </table:table-cell>
          <table:table-cell table:style-name="ce20" office:value-type="float" office:value="217.21" calcext:value-type="float">
            <text:p>217,21</text:p>
          </table:table-cell>
          <table:table-cell table:style-name="ce20" office:value-type="float" office:value="207.6" calcext:value-type="float">
            <text:p>207,60</text:p>
          </table:table-cell>
          <table:table-cell table:style-name="ce20" office:value-type="float" office:value="211.04" calcext:value-type="float">
            <text:p>211,04</text:p>
          </table:table-cell>
          <table:table-cell table:style-name="ce27" office:value-type="float" office:value="211.01" calcext:value-type="float">
            <text:p>211,01</text:p>
          </table:table-cell>
          <table:table-cell table:number-columns-repeated="4"/>
        </table:table-row>
        <table:table-row table:style-name="ro1"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1107.315" calcext:value-type="float">
            <text:p>1107,32</text:p>
          </table:table-cell>
          <table:table-cell table:style-name="ce20" office:value-type="float" office:value="276.144166666667" calcext:value-type="float">
            <text:p>276,14</text:p>
          </table:table-cell>
          <table:table-cell table:style-name="ce20" office:value-type="float" office:value="231.08" calcext:value-type="float">
            <text:p>231,08</text:p>
          </table:table-cell>
          <table:table-cell table:style-name="ce20" office:value-type="float" office:value="233.45" calcext:value-type="float">
            <text:p>233,45</text:p>
          </table:table-cell>
          <table:table-cell table:style-name="ce20" office:value-type="float" office:value="226.37" calcext:value-type="float">
            <text:p>226,37</text:p>
          </table:table-cell>
          <table:table-cell table:style-name="ce27" office:value-type="float" office:value="234.42" calcext:value-type="float">
            <text:p>234,42</text:p>
          </table:table-cell>
          <table:table-cell table:number-columns-repeated="4"/>
        </table:table-row>
        <table:table-row table:style-name="ro1"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1625.07666666667" calcext:value-type="float">
            <text:p>1625,08</text:p>
          </table:table-cell>
          <table:table-cell table:style-name="ce20" office:value-type="float" office:value="301.474166666667" calcext:value-type="float">
            <text:p>301,47</text:p>
          </table:table-cell>
          <table:table-cell table:style-name="ce20" office:value-type="float" office:value="253.82" calcext:value-type="float">
            <text:p>253,82</text:p>
          </table:table-cell>
          <table:table-cell table:style-name="ce20" office:value-type="float" office:value="257.06" calcext:value-type="float">
            <text:p>257,06</text:p>
          </table:table-cell>
          <table:table-cell table:style-name="ce20" office:value-type="float" office:value="249.19" calcext:value-type="float">
            <text:p>249,19</text:p>
          </table:table-cell>
          <table:table-cell table:style-name="ce27" office:value-type="float" office:value="253.54" calcext:value-type="float">
            <text:p>253,54</text:p>
          </table:table-cell>
          <table:table-cell table:number-columns-repeated="4"/>
        </table:table-row>
        <table:table-row table:style-name="ro1"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2249.915" calcext:value-type="float">
            <text:p>2249,92</text:p>
          </table:table-cell>
          <table:table-cell table:style-name="ce21" office:value-type="float" office:value="343.075833333333" calcext:value-type="float">
            <text:p>343,08</text:p>
          </table:table-cell>
          <table:table-cell table:style-name="ce21" office:value-type="float" office:value="275.36" calcext:value-type="float">
            <text:p>275,36</text:p>
          </table:table-cell>
          <table:table-cell table:style-name="ce21" office:value-type="float" office:value="272.67" calcext:value-type="float">
            <text:p>272,67</text:p>
          </table:table-cell>
          <table:table-cell table:style-name="ce21" office:value-type="float" office:value="271.55" calcext:value-type="float">
            <text:p>271,55</text:p>
          </table:table-cell>
          <table:table-cell table:style-name="ce28" office:value-type="float" office:value="265.6" calcext:value-type="float">
            <text:p>265,60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6" office:value-type="string" calcext:value-type="string">
            <text:p>Flocking Medias:</text:p>
          </table:table-cell>
          <table:table-cell table:style-name="ce14"/>
          <table:table-cell table:style-name="ce22"/>
          <table:table-cell table:number-columns-repeated="8"/>
        </table:table-row>
        <table:table-row table:style-name="ro1">
          <table:table-cell table:style-name="ce7" office:value-type="float" office:value="1440" calcext:value-type="float">
            <text:p>1440</text:p>
          </table:table-cell>
          <table:table-cell table:style-name="ce15" office:value-type="float" office:value="8" calcext:value-type="float">
            <text:p>8</text:p>
          </table:table-cell>
          <table:table-cell table:style-name="ce23" office:value-type="float" office:value="265.6" calcext:value-type="float">
            <text:p>265,60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" calcext:value-type="float">
            <text:p>6</text:p>
          </table:table-cell>
          <table:table-cell office:value-type="float" office:value="271.55" calcext:value-type="float">
            <text:p>271,55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</text:p>
          </table:table-cell>
          <table:table-cell office:value-type="float" office:value="272.67" calcext:value-type="float">
            <text:p>272,67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" calcext:value-type="float">
            <text:p>2</text:p>
          </table:table-cell>
          <table:table-cell office:value-type="float" office:value="275.36" calcext:value-type="float">
            <text:p>275,36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253.54" calcext:value-type="float">
            <text:p>253,54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249.19" calcext:value-type="float">
            <text:p>249,19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257.06" calcext:value-type="float">
            <text:p>257,06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253.82" calcext:value-type="float">
            <text:p>253,82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office:value-type="float" office:value="234.42" calcext:value-type="float">
            <text:p>234,42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" calcext:value-type="float">
            <text:p>6</text:p>
          </table:table-cell>
          <table:table-cell office:value-type="float" office:value="226.37" calcext:value-type="float">
            <text:p>226,37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float" office:value="233.45" calcext:value-type="float">
            <text:p>233,45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office:value-type="float" office:value="231.08" calcext:value-type="float">
            <text:p>231,08</text:p>
          </table:table-cell>
          <table:table-cell/>
          <table:table-cell table:style-name="ce2" office:value-type="string" calcext:value-type="string">
            <text:p>Flocking Gain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211.01" calcext:value-type="float">
            <text:p>211,01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143.348333333333" calcext:value-type="float">
            <text:p>143,35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F26]/[.D2]" office:value-type="float" office:value="0.941223462464432" calcext:value-type="float">
            <text:p>0,94</text:p>
          </table:table-cell>
          <table:table-cell table:style-name="ce19" table:formula="of:=[.F26]/[.E2]" office:value-type="float" office:value="0.879006213719236" calcext:value-type="float">
            <text:p>0,88</text:p>
          </table:table-cell>
          <table:table-cell table:style-name="ce19" table:formula="of:=[.F26]/[.F2]" office:value-type="float" office:value="0.886617598548571" calcext:value-type="float">
            <text:p>0,89</text:p>
          </table:table-cell>
          <table:table-cell table:style-name="ce26" table:formula="of:=[.F26]/[.G2]" office:value-type="float" office:value="0.939373088685013" calcext:value-type="float">
            <text:p>0,9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  <table:table-cell office:value-type="float" office:value="211.04" calcext:value-type="float">
            <text:p>211,04</text:p>
          </table:table-cell>
          <table:table-cell/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218.356666666667" calcext:value-type="float">
            <text:p>218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7]/[.D3]" office:value-type="float" office:value="1.25420256557534" calcext:value-type="float">
            <text:p>1,25</text:p>
          </table:table-cell>
          <table:table-cell table:style-name="ce20" table:formula="of:=[.F27]/[.E3]" office:value-type="float" office:value="1.27888407324978" calcext:value-type="float">
            <text:p>1,28</text:p>
          </table:table-cell>
          <table:table-cell table:style-name="ce20" table:formula="of:=[.F27]/[.F3]" office:value-type="float" office:value="1.3399402716413" calcext:value-type="float">
            <text:p>1,34</text:p>
          </table:table-cell>
          <table:table-cell table:style-name="ce27" table:formula="of:=[.F27]/[.G3]" office:value-type="float" office:value="1.239113986305" calcext:value-type="float">
            <text:p>1,2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207.6" calcext:value-type="float">
            <text:p>207,60</text:p>
          </table:table-cell>
          <table:table-cell/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397.82" calcext:value-type="float">
            <text:p>397,8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8]/[.D4]" office:value-type="float" office:value="2.09687961205988" calcext:value-type="float">
            <text:p>2,10</text:p>
          </table:table-cell>
          <table:table-cell table:style-name="ce20" table:formula="of:=[.F28]/[.E4]" office:value-type="float" office:value="2.10989127552373" calcext:value-type="float">
            <text:p>2,11</text:p>
          </table:table-cell>
          <table:table-cell table:style-name="ce20" table:formula="of:=[.F28]/[.F4]" office:value-type="float" office:value="2.03238990497599" calcext:value-type="float">
            <text:p>2,03</text:p>
          </table:table-cell>
          <table:table-cell table:style-name="ce27" table:formula="of:=[.F28]/[.G4]" office:value-type="float" office:value="2.15924880590534" calcext:value-type="float">
            <text:p>2,1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217.21" calcext:value-type="float">
            <text:p>217,21</text:p>
          </table:table-cell>
          <table:table-cell/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696.358333333333" calcext:value-type="float">
            <text:p>696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9]/[.D5]" office:value-type="float" office:value="3.20592207234167" calcext:value-type="float">
            <text:p>3,21</text:p>
          </table:table-cell>
          <table:table-cell table:style-name="ce20" table:formula="of:=[.F29]/[.E5]" office:value-type="float" office:value="3.35432723185613" calcext:value-type="float">
            <text:p>3,35</text:p>
          </table:table-cell>
          <table:table-cell table:style-name="ce20" table:formula="of:=[.F29]/[.F5]" office:value-type="float" office:value="3.29965093505181" calcext:value-type="float">
            <text:p>3,30</text:p>
          </table:table-cell>
          <table:table-cell table:style-name="ce27" table:formula="of:=[.F29]/[.G5]" office:value-type="float" office:value="3.30012005750122" calcext:value-type="float">
            <text:p>3,3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184.24" calcext:value-type="float">
            <text:p>184,24</text:p>
          </table:table-cell>
          <table:table-cell/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1107.315" calcext:value-type="float">
            <text:p>1107,3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0]/[.D6]" office:value-type="float" office:value="4.79191189198546" calcext:value-type="float">
            <text:p>4,79</text:p>
          </table:table-cell>
          <table:table-cell table:style-name="ce20" table:formula="of:=[.F30]/[.E6]" office:value-type="float" office:value="4.74326408224459" calcext:value-type="float">
            <text:p>4,74</text:p>
          </table:table-cell>
          <table:table-cell table:style-name="ce20" table:formula="of:=[.F30]/[.F6]" office:value-type="float" office:value="4.8916154967531" calcext:value-type="float">
            <text:p>4,89</text:p>
          </table:table-cell>
          <table:table-cell table:style-name="ce27" table:formula="of:=[.F30]/[.G6]" office:value-type="float" office:value="4.72363706168416" calcext:value-type="float">
            <text:p>4,7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195.74" calcext:value-type="float">
            <text:p>195,74</text:p>
          </table:table-cell>
          <table:table-cell/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1625.07666666667" calcext:value-type="float">
            <text:p>1625,0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1]/[.D7]" office:value-type="float" office:value="6.40247682084418" calcext:value-type="float">
            <text:p>6,40</text:p>
          </table:table-cell>
          <table:table-cell table:style-name="ce20" table:formula="of:=[.F31]/[.E7]" office:value-type="float" office:value="6.32177961046709" calcext:value-type="float">
            <text:p>6,32</text:p>
          </table:table-cell>
          <table:table-cell table:style-name="ce20" table:formula="of:=[.F31]/[.F7]" office:value-type="float" office:value="6.52143611969449" calcext:value-type="float">
            <text:p>6,52</text:p>
          </table:table-cell>
          <table:table-cell table:style-name="ce27" table:formula="of:=[.F31]/[.G7]" office:value-type="float" office:value="6.40954747442877" calcext:value-type="float">
            <text:p>6,4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188.55" calcext:value-type="float">
            <text:p>188,55</text:p>
          </table:table-cell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2249.915" calcext:value-type="float">
            <text:p>2249,92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F32]/[.D8]" office:value-type="float" office:value="8.17081275421267" calcext:value-type="float">
            <text:p>8,17</text:p>
          </table:table-cell>
          <table:table-cell table:style-name="ce21" table:formula="of:=[.F32]/[.E8]" office:value-type="float" office:value="8.25142113177101" calcext:value-type="float">
            <text:p>8,25</text:p>
          </table:table-cell>
          <table:table-cell table:style-name="ce21" table:formula="of:=[.F32]/[.F8]" office:value-type="float" office:value="8.28545387589763" calcext:value-type="float">
            <text:p>8,29</text:p>
          </table:table-cell>
          <table:table-cell table:style-name="ce28" table:formula="of:=[.F32]/[.G8]" office:value-type="float" office:value="8.47106551204819" calcext:value-type="float">
            <text:p>8,4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189.72" calcext:value-type="float">
            <text:p>189,72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176.22" calcext:value-type="float">
            <text:p>176,22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162.96" calcext:value-type="float">
            <text:p>162,96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170.74" calcext:value-type="float">
            <text:p>170,74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174.1" calcext:value-type="float">
            <text:p>174,10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52.6" calcext:value-type="float">
            <text:p>152,60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161.68" calcext:value-type="float">
            <text:p>161,68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63.08" calcext:value-type="float">
            <text:p>163,08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52.3" calcext:value-type="float">
            <text:p>152,30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343.075833333333" calcext:value-type="float">
            <text:p>343,08</text:p>
          </table:table-cell>
          <table:table-cell office:value-type="string" calcext:value-type="string">
            <text:p><text:s/>1 SJ and 1 S from batch 1 tests</text:p>
          </table:table-cell>
          <table:table-cell table:number-columns-repeated="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301.474166666667" calcext:value-type="float">
            <text:p>301,47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276.144166666667" calcext:value-type="float">
            <text:p>276,14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251.514166666667" calcext:value-type="float">
            <text:p>251,51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215.023333333333" calcext:value-type="float">
            <text:p>215,02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92.421666666667" calcext:value-type="float">
            <text:p>192,42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83.405833333333" calcext:value-type="float">
            <text:p>183,41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2249.915" calcext:value-type="float">
            <text:p>2249,92</text:p>
          </table:table-cell>
          <table:table-cell office:value-type="float" office:value="2850.36" calcext:value-type="float">
            <text:p>2850,36</text:p>
          </table:table-cell>
          <table:table-cell table:style-name="ce2" office:value-type="string" calcext:value-type="string">
            <text:p>Flocking Efficiency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625.07666666667" calcext:value-type="float">
            <text:p>1625,08</text:p>
          </table:table-cell>
          <table:table-cell office:value-type="float" office:value="2020.22" calcext:value-type="float">
            <text:p>2020,22</text:p>
          </table:table-cell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143.348333333333" calcext:value-type="float">
            <text:p>143,35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H26]/[.H49]" office:value-type="float" office:value="0.470611731232216" calcext:value-type="float">
            <text:p>0,47</text:p>
          </table:table-cell>
          <table:table-cell table:style-name="ce19" table:formula="of:=[.I26]/[.I49]" office:value-type="float" office:value="0.219751553429809" calcext:value-type="float">
            <text:p>0,22</text:p>
          </table:table-cell>
          <table:table-cell table:style-name="ce19" table:formula="of:=[.J26]/[.J49]" office:value-type="float" office:value="0.147769599758095" calcext:value-type="float">
            <text:p>0,15</text:p>
          </table:table-cell>
          <table:table-cell table:style-name="ce26" table:formula="of:=[.K26]/[.K49]" office:value-type="float" office:value="0.117421636085627" calcext:value-type="float">
            <text:p>0,1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107.315" calcext:value-type="float">
            <text:p>1107,32</text:p>
          </table:table-cell>
          <table:table-cell office:value-type="float" office:value="1360.2" calcext:value-type="float">
            <text:p>1360,2</text:p>
          </table:table-cell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218.356666666667" calcext:value-type="float">
            <text:p>218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7]/[.H49]" office:value-type="float" office:value="0.627101282787671" calcext:value-type="float">
            <text:p>0,63</text:p>
          </table:table-cell>
          <table:table-cell table:style-name="ce20" table:formula="of:=[.I27]/[.I49]" office:value-type="float" office:value="0.319721018312444" calcext:value-type="float">
            <text:p>0,32</text:p>
          </table:table-cell>
          <table:table-cell table:style-name="ce20" table:formula="of:=[.J27]/[.J49]" office:value-type="float" office:value="0.223323378606884" calcext:value-type="float">
            <text:p>0,22</text:p>
          </table:table-cell>
          <table:table-cell table:style-name="ce27" table:formula="of:=[.K27]/[.K49]" office:value-type="float" office:value="0.154889248288125" calcext:value-type="float">
            <text:p>0,1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696.358333333333" calcext:value-type="float">
            <text:p>696,36</text:p>
          </table:table-cell>
          <table:table-cell office:value-type="float" office:value="835.26" calcext:value-type="float">
            <text:p>835,26</text:p>
          </table:table-cell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397.82" calcext:value-type="float">
            <text:p>397,8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8]/[.H49]" office:value-type="float" office:value="1.04843980602994" calcext:value-type="float">
            <text:p>1,05</text:p>
          </table:table-cell>
          <table:table-cell table:style-name="ce20" table:formula="of:=[.I28]/[.I49]" office:value-type="float" office:value="0.527472818880933" calcext:value-type="float">
            <text:p>0,53</text:p>
          </table:table-cell>
          <table:table-cell table:style-name="ce20" table:formula="of:=[.J28]/[.J49]" office:value-type="float" office:value="0.338731650829331" calcext:value-type="float">
            <text:p>0,34</text:p>
          </table:table-cell>
          <table:table-cell table:style-name="ce27" table:formula="of:=[.K28]/[.K49]" office:value-type="float" office:value="0.269906100738168" calcext:value-type="float">
            <text:p>0,2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397.82" calcext:value-type="float">
            <text:p>397,82</text:p>
          </table:table-cell>
          <table:table-cell office:value-type="float" office:value="469.34" calcext:value-type="float">
            <text:p>469,34</text:p>
          </table:table-cell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696.358333333333" calcext:value-type="float">
            <text:p>696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9]/[.H49]" office:value-type="float" office:value="1.60296103617083" calcext:value-type="float">
            <text:p>1,60</text:p>
          </table:table-cell>
          <table:table-cell table:style-name="ce20" table:formula="of:=[.I29]/[.I49]" office:value-type="float" office:value="0.838581807964033" calcext:value-type="float">
            <text:p>0,84</text:p>
          </table:table-cell>
          <table:table-cell table:style-name="ce20" table:formula="of:=[.J29]/[.J49]" office:value-type="float" office:value="0.549941822508634" calcext:value-type="float">
            <text:p>0,55</text:p>
          </table:table-cell>
          <table:table-cell table:style-name="ce27" table:formula="of:=[.K29]/[.K49]" office:value-type="float" office:value="0.412515007187653" calcext:value-type="float">
            <text:p>0,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218.356666666667" calcext:value-type="float">
            <text:p>218,36</text:p>
          </table:table-cell>
          <table:table-cell office:value-type="float" office:value="251.53" calcext:value-type="float">
            <text:p>251,53</text:p>
          </table:table-cell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1107.315" calcext:value-type="float">
            <text:p>1107,3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0]/[.H49]" office:value-type="float" office:value="2.39595594599273" calcext:value-type="float">
            <text:p>2,40</text:p>
          </table:table-cell>
          <table:table-cell table:style-name="ce20" table:formula="of:=[.I30]/[.I49]" office:value-type="float" office:value="1.18581602056115" calcext:value-type="float">
            <text:p>1,19</text:p>
          </table:table-cell>
          <table:table-cell table:style-name="ce20" table:formula="of:=[.J30]/[.J49]" office:value-type="float" office:value="0.815269249458851" calcext:value-type="float">
            <text:p>0,82</text:p>
          </table:table-cell>
          <table:table-cell table:style-name="ce27" table:formula="of:=[.K30]/[.K49]" office:value-type="float" office:value="0.59045463271052" calcext:value-type="float">
            <text:p>0,59</text:p>
          </table:table-cell>
        </table:table-row>
        <table:table-row table:style-name="ro1">
          <table:table-cell table:style-name="ce9" office:value-type="float" office:value="120" calcext:value-type="float">
            <text:p>120</text:p>
          </table:table-cell>
          <table:table-cell table:style-name="ce18" office:value-type="string" calcext:value-type="string">
            <text:p>1 S</text:p>
          </table:table-cell>
          <table:table-cell table:style-name="ce25" office:value-type="float" office:value="143.348333333333" calcext:value-type="float">
            <text:p>143,35</text:p>
          </table:table-cell>
          <table:table-cell office:value-type="float" office:value="175.76" calcext:value-type="float">
            <text:p>175,76</text:p>
          </table:table-cell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1625.07666666667" calcext:value-type="float">
            <text:p>1625,0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1]/[.H49]" office:value-type="float" office:value="3.20123841042209" calcext:value-type="float">
            <text:p>3,20</text:p>
          </table:table-cell>
          <table:table-cell table:style-name="ce20" table:formula="of:=[.I31]/[.I49]" office:value-type="float" office:value="1.58044490261677" calcext:value-type="float">
            <text:p>1,58</text:p>
          </table:table-cell>
          <table:table-cell table:style-name="ce20" table:formula="of:=[.J31]/[.J49]" office:value-type="float" office:value="1.08690601994908" calcext:value-type="float">
            <text:p>1,09</text:p>
          </table:table-cell>
          <table:table-cell table:style-name="ce27" table:formula="of:=[.K31]/[.K49]" office:value-type="float" office:value="0.801193434303596" calcext:value-type="float">
            <text:p>0,80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2249.915" calcext:value-type="float">
            <text:p>2249,92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H32]/[.H49]" office:value-type="float" office:value="4.08540637710633" calcext:value-type="float">
            <text:p>4,09</text:p>
          </table:table-cell>
          <table:table-cell table:style-name="ce21" table:formula="of:=[.I32]/[.I49]" office:value-type="float" office:value="2.06285528294275" calcext:value-type="float">
            <text:p>2,06</text:p>
          </table:table-cell>
          <table:table-cell table:style-name="ce21" table:formula="of:=[.J32]/[.J49]" office:value-type="float" office:value="1.38090897931627" calcext:value-type="float">
            <text:p>1,38</text:p>
          </table:table-cell>
          <table:table-cell table:style-name="ce28" table:formula="of:=[.K32]/[.K49]" office:value-type="float" office:value="1.05888318900602" calcext:value-type="float">
            <text:p>1,06</text:p>
          </table:table-cell>
        </table:table-row>
      </table:table>
      <table:named-expressions/>
      <table:database-ranges>
        <table:database-range table:name="__Anonymous_Sheet_DB__0" table:target-range-address="output_FL.B1:output_FL.B1259" table:display-filter-buttons="true">
          <table:filter>
            <table:filter-and>
              <table:filter-condition table:value="T12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style:style style:name="Pivot_20_Table_20_Corner" style:display-name="Pivot Table Corner" style:family="table-cell" style:parent-style-name="Default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/00/0000</text:date>, <text:time style:data-style-name="N2" text:time-value="21:36:00.64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4-21T22:06:27.904000000</dc:date>
    <meta:editing-duration>PT20M12S</meta:editing-duration>
    <meta:editing-cycles>4</meta:editing-cycles>
    <meta:document-statistic meta:table-count="2" meta:cell-count="5799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62cm" svg:y="0.316cm" chart:style-name="ch2">
          <text:p>Flocking 2 Batches Performance</text:p>
        </chart:title>
        <chart:legend chart:legend-position="end" svg:x="14.525cm" svg:y="2.938cm" style:legend-expansion="high" chart:style-name="ch3"/>
        <chart:plot-area chart:style-name="ch4" table:cell-range-address="Graphics.A1:Graphics.G8" chart:data-source-has-labels="both" svg:x="1.321cm" svg:y="1.301cm" svg:width="12.884cm" svg:height="6.548cm">
          <chart:coordinate-region svg:x="2.355cm" svg:y="1.503cm" svg:width="11.85cm" svg:height="5.693cm"/>
          <chart:axis chart:dimension="x" chart:name="primary-x" chart:style-name="ch5" chartooo:axis-type="auto">
            <chartooo:date-scale/>
            <chart:title svg:x="7.346cm" svg:y="8.029cm" chart:style-name="ch6">
              <text:p>Units</text:p>
            </chart:title>
            <chart:categories table:cell-range-address="Graphics.A2:Graphics.A8"/>
          </chart:axis>
          <chart:axis chart:dimension="y" chart:name="primary-y" chart:style-name="ch7">
            <chart:title svg:x="0.451cm" svg:y="5.405cm" chart:style-name="ch8">
              <text:p>Time in ms</text:p>
            </chart:title>
            <chart:grid chart:style-name="ch9" chart:class="major"/>
          </chart:axis>
          <chart:series chart:style-name="ch10" chart:values-cell-range-address="Graphics.B2:Graphics.B8" chart:label-cell-address="Graphics.B1:Graphics.B1" chart:class="chart:bar">
            <chart:data-point chart:repeated="7"/>
          </chart:series>
          <chart:series chart:style-name="ch11" chart:values-cell-range-address="Graphics.C2:Graphics.C8" chart:label-cell-address="Graphics.C1:Graphics.C1" chart:class="chart:bar">
            <chart:data-point chart:repeated="7"/>
          </chart:series>
          <chart:series chart:style-name="ch12" chart:values-cell-range-address="Graphics.D2:Graphics.D8" chart:label-cell-address="Graphics.D1:Graphics.D1" chart:class="chart:bar">
            <chart:data-point chart:repeated="7"/>
          </chart:series>
          <chart:series chart:style-name="ch13" chart:values-cell-range-address="Graphics.E2:Graphics.E8" chart:label-cell-address="Graphics.E1:Graphics.E1" chart:class="chart:bar">
            <chart:data-point chart:repeated="7"/>
          </chart:series>
          <chart:series chart:style-name="ch14" chart:values-cell-range-address="Graphics.F2:Graphics.F8" chart:label-cell-address="Graphics.F1:Graphics.F1" chart:class="chart:bar">
            <chart:data-point chart:repeated="7"/>
          </chart:series>
          <chart:series chart:style-name="ch15" chart:values-cell-range-address="Graphics.G2:Graphics.G8" chart:label-cell-address="Graphics.G1:Graphics.G1" chart:class="chart:ba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S</text:p>
                <draw:g>
                  <svg:desc>Graphics.B1:Graphics.B1</svg:desc>
                </draw:g>
              </table:table-cell>
              <table:table-cell office:value-type="string">
                <text:p>1 SJ</text:p>
                <draw:g>
                  <svg:desc>Graphics.C1:Graphics.C1</svg:desc>
                </draw:g>
              </table:table-cell>
              <table:table-cell office:value-type="string">
                <text:p>2</text:p>
                <draw:g>
                  <svg:desc>Graphics.D1:Graphics.D1</svg:desc>
                </draw:g>
              </table:table-cell>
              <table:table-cell office:value-type="string">
                <text:p>4</text:p>
                <draw:g>
                  <svg:desc>Graphics.E1:Graphics.E1</svg:desc>
                </draw:g>
              </table:table-cell>
              <table:table-cell office:value-type="string">
                <text:p>6</text:p>
                <draw:g>
                  <svg:desc>Graphics.F1:Graphics.F1</svg:desc>
                </draw:g>
              </table:table-cell>
              <table:table-cell office:value-type="string">
                <text:p>8</text:p>
                <draw:g>
                  <svg:desc>Graphics.G1:Graphics.G1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A2:Graphics.A8</svg:desc>
                </draw:g>
              </table:table-cell>
              <table:table-cell office:value-type="float" office:value="143.348333333333">
                <text:p>143.348333333333</text:p>
                <draw:g>
                  <svg:desc>Graphics.B2:Graphics.B8</svg:desc>
                </draw:g>
              </table:table-cell>
              <table:table-cell office:value-type="float" office:value="183.405833333333">
                <text:p>183.405833333333</text:p>
                <draw:g>
                  <svg:desc>Graphics.C2:Graphics.C8</svg:desc>
                </draw:g>
              </table:table-cell>
              <table:table-cell office:value-type="float" office:value="152.3">
                <text:p>152.3</text:p>
                <draw:g>
                  <svg:desc>Graphics.D2:Graphics.D8</svg:desc>
                </draw:g>
              </table:table-cell>
              <table:table-cell office:value-type="float" office:value="163.08">
                <text:p>163.08</text:p>
                <draw:g>
                  <svg:desc>Graphics.E2:Graphics.E8</svg:desc>
                </draw:g>
              </table:table-cell>
              <table:table-cell office:value-type="float" office:value="161.68">
                <text:p>161.68</text:p>
                <draw:g>
                  <svg:desc>Graphics.F2:Graphics.F8</svg:desc>
                </draw:g>
              </table:table-cell>
              <table:table-cell office:value-type="float" office:value="152.6">
                <text:p>152.6</text:p>
                <draw:g>
                  <svg:desc>Graphics.G2:Graphics.G8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18.356666666667">
                <text:p>218.356666666667</text:p>
              </table:table-cell>
              <table:table-cell office:value-type="float" office:value="192.421666666667">
                <text:p>192.421666666667</text:p>
              </table:table-cell>
              <table:table-cell office:value-type="float" office:value="174.1">
                <text:p>174.1</text:p>
              </table:table-cell>
              <table:table-cell office:value-type="float" office:value="170.74">
                <text:p>170.74</text:p>
              </table:table-cell>
              <table:table-cell office:value-type="float" office:value="162.96">
                <text:p>162.96</text:p>
              </table:table-cell>
              <table:table-cell office:value-type="float" office:value="176.22">
                <text:p>176.2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397.82">
                <text:p>397.82</text:p>
              </table:table-cell>
              <table:table-cell office:value-type="float" office:value="215.023333333333">
                <text:p>215.023333333333</text:p>
              </table:table-cell>
              <table:table-cell office:value-type="float" office:value="189.72">
                <text:p>189.72</text:p>
              </table:table-cell>
              <table:table-cell office:value-type="float" office:value="188.55">
                <text:p>188.55</text:p>
              </table:table-cell>
              <table:table-cell office:value-type="float" office:value="195.74">
                <text:p>195.74</text:p>
              </table:table-cell>
              <table:table-cell office:value-type="float" office:value="184.24">
                <text:p>184.24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696.358333333333">
                <text:p>696.358333333333</text:p>
              </table:table-cell>
              <table:table-cell office:value-type="float" office:value="251.514166666667">
                <text:p>251.514166666667</text:p>
              </table:table-cell>
              <table:table-cell office:value-type="float" office:value="217.21">
                <text:p>217.21</text:p>
              </table:table-cell>
              <table:table-cell office:value-type="float" office:value="207.6">
                <text:p>207.6</text:p>
              </table:table-cell>
              <table:table-cell office:value-type="float" office:value="211.04">
                <text:p>211.04</text:p>
              </table:table-cell>
              <table:table-cell office:value-type="float" office:value="211.01">
                <text:p>211.01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107.315">
                <text:p>1107.315</text:p>
              </table:table-cell>
              <table:table-cell office:value-type="float" office:value="276.144166666667">
                <text:p>276.144166666667</text:p>
              </table:table-cell>
              <table:table-cell office:value-type="float" office:value="231.08">
                <text:p>231.08</text:p>
              </table:table-cell>
              <table:table-cell office:value-type="float" office:value="233.45">
                <text:p>233.45</text:p>
              </table:table-cell>
              <table:table-cell office:value-type="float" office:value="226.37">
                <text:p>226.37</text:p>
              </table:table-cell>
              <table:table-cell office:value-type="float" office:value="234.42">
                <text:p>234.4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625.07666666667">
                <text:p>1625.07666666667</text:p>
              </table:table-cell>
              <table:table-cell office:value-type="float" office:value="301.474166666667">
                <text:p>301.474166666667</text:p>
              </table:table-cell>
              <table:table-cell office:value-type="float" office:value="253.82">
                <text:p>253.82</text:p>
              </table:table-cell>
              <table:table-cell office:value-type="float" office:value="257.06">
                <text:p>257.06</text:p>
              </table:table-cell>
              <table:table-cell office:value-type="float" office:value="249.19">
                <text:p>249.19</text:p>
              </table:table-cell>
              <table:table-cell office:value-type="float" office:value="253.54">
                <text:p>253.54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2249.915">
                <text:p>2249.915</text:p>
              </table:table-cell>
              <table:table-cell office:value-type="float" office:value="343.075833333333">
                <text:p>343.075833333333</text:p>
              </table:table-cell>
              <table:table-cell office:value-type="float" office:value="275.36">
                <text:p>275.36</text:p>
              </table:table-cell>
              <table:table-cell office:value-type="float" office:value="272.67">
                <text:p>272.67</text:p>
              </table:table-cell>
              <table:table-cell office:value-type="float" office:value="271.55">
                <text:p>271.55</text:p>
              </table:table-cell>
              <table:table-cell office:value-type="float" office:value="265.6">
                <text:p>265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98cm" svg:y="0.316cm" chart:style-name="ch2">
          <text:p>Flocking 2 Batches Gain</text:p>
        </chart:title>
        <chart:legend chart:legend-position="end" svg:x="15.054cm" svg:y="3.442cm" style:legend-expansion="high" chart:style-name="ch3"/>
        <chart:plot-area chart:style-name="ch4" table:cell-range-address="Graphics.E25:Graphics.E32 Graphics.H25:Graphics.K32" chart:data-source-has-labels="both" svg:x="1.321cm" svg:y="1.301cm" svg:width="13.413cm" svg:height="6.548cm">
          <chart:coordinate-region svg:x="1.763cm" svg:y="1.503cm" svg:width="12.971cm" svg:height="5.693cm"/>
          <chart:axis chart:dimension="x" chart:name="primary-x" chart:style-name="ch5" chartooo:axis-type="auto">
            <chartooo:date-scale/>
            <chart:title svg:x="7.61cm" svg:y="8.029cm" chart:style-name="ch6">
              <text:p>Units</text:p>
            </chart:title>
            <chart:categories table:cell-range-address="Graphics.E26:Graphics.E32"/>
          </chart:axis>
          <chart:axis chart:dimension="y" chart:name="primary-y" chart:style-name="ch7">
            <chart:title svg:x="0.451cm" svg:y="5.003cm" chart:style-name="ch8">
              <text:p> Gain</text:p>
            </chart:title>
            <chart:grid chart:style-name="ch9" chart:class="major"/>
          </chart:axis>
          <chart:series chart:style-name="ch10" chart:values-cell-range-address="Graphics.H26:Graphics.H32" chart:label-cell-address="Graphics.H25:Graphics.H25" chart:class="chart:bar">
            <chart:data-point chart:repeated="7"/>
          </chart:series>
          <chart:series chart:style-name="ch11" chart:values-cell-range-address="Graphics.I26:Graphics.I32" chart:label-cell-address="Graphics.I25:Graphics.I25" chart:class="chart:bar">
            <chart:data-point chart:repeated="7"/>
          </chart:series>
          <chart:series chart:style-name="ch12" chart:values-cell-range-address="Graphics.J26:Graphics.J32" chart:label-cell-address="Graphics.J25:Graphics.J25" chart:class="chart:bar">
            <chart:data-point chart:repeated="7"/>
          </chart:series>
          <chart:series chart:style-name="ch13" chart:values-cell-range-address="Graphics.K26:Graphics.K32" chart:label-cell-address="Graphics.K25:Graphics.K25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25:Graphics.H25</svg:desc>
                </draw:g>
              </table:table-cell>
              <table:table-cell office:value-type="string">
                <text:p>4</text:p>
                <draw:g>
                  <svg:desc>Graphics.I25:Graphics.I25</svg:desc>
                </draw:g>
              </table:table-cell>
              <table:table-cell office:value-type="string">
                <text:p>6</text:p>
                <draw:g>
                  <svg:desc>Graphics.J25:Graphics.J25</svg:desc>
                </draw:g>
              </table:table-cell>
              <table:table-cell office:value-type="string">
                <text:p>8</text:p>
                <draw:g>
                  <svg:desc>Graphics.K25:Graphics.K25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26:Graphics.E32</svg:desc>
                </draw:g>
              </table:table-cell>
              <table:table-cell office:value-type="float" office:value="0.941223462464432">
                <text:p>0.941223462464432</text:p>
                <draw:g>
                  <svg:desc>Graphics.H26:Graphics.H32</svg:desc>
                </draw:g>
              </table:table-cell>
              <table:table-cell office:value-type="float" office:value="0.879006213719236">
                <text:p>0.879006213719236</text:p>
                <draw:g>
                  <svg:desc>Graphics.I26:Graphics.I32</svg:desc>
                </draw:g>
              </table:table-cell>
              <table:table-cell office:value-type="float" office:value="0.886617598548571">
                <text:p>0.886617598548571</text:p>
                <draw:g>
                  <svg:desc>Graphics.J26:Graphics.J32</svg:desc>
                </draw:g>
              </table:table-cell>
              <table:table-cell office:value-type="float" office:value="0.939373088685013">
                <text:p>0.939373088685013</text:p>
                <draw:g>
                  <svg:desc>Graphics.K26:Graphics.K32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25420256557534">
                <text:p>1.25420256557534</text:p>
              </table:table-cell>
              <table:table-cell office:value-type="float" office:value="1.27888407324978">
                <text:p>1.27888407324978</text:p>
              </table:table-cell>
              <table:table-cell office:value-type="float" office:value="1.3399402716413">
                <text:p>1.3399402716413</text:p>
              </table:table-cell>
              <table:table-cell office:value-type="float" office:value="1.239113986305">
                <text:p>1.23911398630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.09687961205988">
                <text:p>2.09687961205988</text:p>
              </table:table-cell>
              <table:table-cell office:value-type="float" office:value="2.10989127552373">
                <text:p>2.10989127552373</text:p>
              </table:table-cell>
              <table:table-cell office:value-type="float" office:value="2.03238990497599">
                <text:p>2.03238990497599</text:p>
              </table:table-cell>
              <table:table-cell office:value-type="float" office:value="2.15924880590534">
                <text:p>2.15924880590534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.20592207234167">
                <text:p>3.20592207234167</text:p>
              </table:table-cell>
              <table:table-cell office:value-type="float" office:value="3.35432723185613">
                <text:p>3.35432723185613</text:p>
              </table:table-cell>
              <table:table-cell office:value-type="float" office:value="3.29965093505181">
                <text:p>3.29965093505181</text:p>
              </table:table-cell>
              <table:table-cell office:value-type="float" office:value="3.30012005750122">
                <text:p>3.3001200575012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4.79191189198546">
                <text:p>4.79191189198546</text:p>
              </table:table-cell>
              <table:table-cell office:value-type="float" office:value="4.74326408224459">
                <text:p>4.74326408224459</text:p>
              </table:table-cell>
              <table:table-cell office:value-type="float" office:value="4.8916154967531">
                <text:p>4.8916154967531</text:p>
              </table:table-cell>
              <table:table-cell office:value-type="float" office:value="4.72363706168416">
                <text:p>4.7236370616841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.40247682084418">
                <text:p>6.40247682084418</text:p>
              </table:table-cell>
              <table:table-cell office:value-type="float" office:value="6.32177961046709">
                <text:p>6.32177961046709</text:p>
              </table:table-cell>
              <table:table-cell office:value-type="float" office:value="6.52143611969449">
                <text:p>6.52143611969449</text:p>
              </table:table-cell>
              <table:table-cell office:value-type="float" office:value="6.40954747442877">
                <text:p>6.40954747442877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8.17081275421267">
                <text:p>8.17081275421267</text:p>
              </table:table-cell>
              <table:table-cell office:value-type="float" office:value="8.25142113177101">
                <text:p>8.25142113177101</text:p>
              </table:table-cell>
              <table:table-cell office:value-type="float" office:value="8.28545387589763">
                <text:p>8.28545387589763</text:p>
              </table:table-cell>
              <table:table-cell office:value-type="float" office:value="8.47106551204819">
                <text:p>8.471065512048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59cm" svg:y="0.316cm" chart:style-name="ch2">
          <text:p>Flocking 2 Batches</text:p>
        </chart:title>
        <chart:legend chart:legend-position="end" svg:x="15.054cm" svg:y="3.442cm" style:legend-expansion="high" chart:style-name="ch3"/>
        <chart:plot-area chart:style-name="ch4" table:cell-range-address="Graphics.E49:Graphics.E56 Graphics.H49:Graphics.K56" chart:data-source-has-labels="both" svg:x="1.321cm" svg:y="1.301cm" svg:width="13.413cm" svg:height="6.548cm">
          <chart:coordinate-region svg:x="2.059cm" svg:y="1.503cm" svg:width="12.675cm" svg:height="5.693cm"/>
          <chart:axis chart:dimension="x" chart:name="primary-x" chart:style-name="ch5" chartooo:axis-type="auto">
            <chartooo:date-scale/>
            <chart:title svg:x="7.61cm" svg:y="8.029cm" chart:style-name="ch6">
              <text:p>Units</text:p>
            </chart:title>
            <chart:categories table:cell-range-address="Graphics.E50:Graphics.E56"/>
          </chart:axis>
          <chart:axis chart:dimension="y" chart:name="primary-y" chart:style-name="ch7">
            <chart:title svg:x="0.451cm" svg:y="5.31cm" chart:style-name="ch8">
              <text:p>Efficiency</text:p>
            </chart:title>
            <chart:grid chart:style-name="ch9" chart:class="major"/>
          </chart:axis>
          <chart:series chart:style-name="ch10" chart:values-cell-range-address="Graphics.H50:Graphics.H56" chart:label-cell-address="Graphics.H49:Graphics.H49" chart:class="chart:bar">
            <chart:data-point chart:repeated="7"/>
          </chart:series>
          <chart:series chart:style-name="ch11" chart:values-cell-range-address="Graphics.I50:Graphics.I56" chart:label-cell-address="Graphics.I49:Graphics.I49" chart:class="chart:bar">
            <chart:data-point chart:repeated="7"/>
          </chart:series>
          <chart:series chart:style-name="ch12" chart:values-cell-range-address="Graphics.J50:Graphics.J56" chart:label-cell-address="Graphics.J49:Graphics.J49" chart:class="chart:bar">
            <chart:data-point chart:repeated="7"/>
          </chart:series>
          <chart:series chart:style-name="ch13" chart:values-cell-range-address="Graphics.K50:Graphics.K56" chart:label-cell-address="Graphics.K49:Graphics.K49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49:Graphics.H49</svg:desc>
                </draw:g>
              </table:table-cell>
              <table:table-cell office:value-type="string">
                <text:p>4</text:p>
                <draw:g>
                  <svg:desc>Graphics.I49:Graphics.I49</svg:desc>
                </draw:g>
              </table:table-cell>
              <table:table-cell office:value-type="string">
                <text:p>6</text:p>
                <draw:g>
                  <svg:desc>Graphics.J49:Graphics.J49</svg:desc>
                </draw:g>
              </table:table-cell>
              <table:table-cell office:value-type="string">
                <text:p>8</text:p>
                <draw:g>
                  <svg:desc>Graphics.K49:Graphics.K49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50:Graphics.E56</svg:desc>
                </draw:g>
              </table:table-cell>
              <table:table-cell office:value-type="float" office:value="0.470611731232216">
                <text:p>0.470611731232216</text:p>
                <draw:g>
                  <svg:desc>Graphics.H50:Graphics.H56</svg:desc>
                </draw:g>
              </table:table-cell>
              <table:table-cell office:value-type="float" office:value="0.219751553429809">
                <text:p>0.219751553429809</text:p>
                <draw:g>
                  <svg:desc>Graphics.I50:Graphics.I56</svg:desc>
                </draw:g>
              </table:table-cell>
              <table:table-cell office:value-type="float" office:value="0.147769599758095">
                <text:p>0.147769599758095</text:p>
                <draw:g>
                  <svg:desc>Graphics.J50:Graphics.J56</svg:desc>
                </draw:g>
              </table:table-cell>
              <table:table-cell office:value-type="float" office:value="0.117421636085627">
                <text:p>0.117421636085627</text:p>
                <draw:g>
                  <svg:desc>Graphics.K50:Graphics.K56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627101282787671">
                <text:p>0.627101282787671</text:p>
              </table:table-cell>
              <table:table-cell office:value-type="float" office:value="0.319721018312444">
                <text:p>0.319721018312444</text:p>
              </table:table-cell>
              <table:table-cell office:value-type="float" office:value="0.223323378606884">
                <text:p>0.223323378606884</text:p>
              </table:table-cell>
              <table:table-cell office:value-type="float" office:value="0.154889248288125">
                <text:p>0.15488924828812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.04843980602994">
                <text:p>1.04843980602994</text:p>
              </table:table-cell>
              <table:table-cell office:value-type="float" office:value="0.527472818880933">
                <text:p>0.527472818880933</text:p>
              </table:table-cell>
              <table:table-cell office:value-type="float" office:value="0.338731650829331">
                <text:p>0.338731650829331</text:p>
              </table:table-cell>
              <table:table-cell office:value-type="float" office:value="0.269906100738168">
                <text:p>0.269906100738168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.60296103617083">
                <text:p>1.60296103617083</text:p>
              </table:table-cell>
              <table:table-cell office:value-type="float" office:value="0.838581807964033">
                <text:p>0.838581807964033</text:p>
              </table:table-cell>
              <table:table-cell office:value-type="float" office:value="0.549941822508634">
                <text:p>0.549941822508634</text:p>
              </table:table-cell>
              <table:table-cell office:value-type="float" office:value="0.412515007187653">
                <text:p>0.41251500718765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2.39595594599273">
                <text:p>2.39595594599273</text:p>
              </table:table-cell>
              <table:table-cell office:value-type="float" office:value="1.18581602056115">
                <text:p>1.18581602056115</text:p>
              </table:table-cell>
              <table:table-cell office:value-type="float" office:value="0.815269249458851">
                <text:p>0.815269249458851</text:p>
              </table:table-cell>
              <table:table-cell office:value-type="float" office:value="0.59045463271052">
                <text:p>0.5904546327105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.20123841042209">
                <text:p>3.20123841042209</text:p>
              </table:table-cell>
              <table:table-cell office:value-type="float" office:value="1.58044490261677">
                <text:p>1.58044490261677</text:p>
              </table:table-cell>
              <table:table-cell office:value-type="float" office:value="1.08690601994908">
                <text:p>1.08690601994908</text:p>
              </table:table-cell>
              <table:table-cell office:value-type="float" office:value="0.801193434303596">
                <text:p>0.801193434303596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4.08540637710633">
                <text:p>4.08540637710633</text:p>
              </table:table-cell>
              <table:table-cell office:value-type="float" office:value="2.06285528294275">
                <text:p>2.06285528294275</text:p>
              </table:table-cell>
              <table:table-cell office:value-type="float" office:value="1.38090897931627">
                <text:p>1.38090897931627</text:p>
              </table:table-cell>
              <table:table-cell office:value-type="float" office:value="1.05888318900602">
                <text:p>1.058883189006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